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family="paragraph">
      <style:paragraph-properties fo:break-before="page"/>
      <style:text-properties fo:font-weight="bold" style:font-weight-asian="bold" fo:color="#FF0000"/>
    </style:style>
    <style:style style:name="P2" style:parent-style-name="Nessunaspaziatura" style:family="paragraph">
      <style:text-properties fo:font-weight="bold" style:font-weight-asian="bold"/>
    </style:style>
    <style:style style:name="P3" style:parent-style-name="Nessunaspaziatura" style:family="paragraph">
      <style:text-properties fo:font-weight="bold" style:font-weight-asian="bold"/>
    </style:style>
    <style:style style:name="P4" style:parent-style-name="Nessunaspaziatura" style:family="paragraph">
      <style:text-properties fo:font-weight="bold" style:font-weight-asian="bold"/>
    </style:style>
    <style:style style:name="P5" style:parent-style-name="Nessunaspaziatura" style:family="paragraph">
      <style:text-properties fo:font-weight="bold" style:font-weight-asian="bold"/>
    </style:style>
    <style:style style:name="P6" style:parent-style-name="Nessunaspaziatura" style:family="paragraph">
      <style:text-properties style:font-name="Arial" style:font-name-complex="Arial" fo:color="#2B2B2B" fo:background-color="#FFFFFF"/>
    </style:style>
    <style:style style:name="T7" style:parent-style-name="Car.predefinitoparagrafo" style:family="text">
      <style:text-properties fo:background-color="#FFFFFF"/>
    </style:style>
    <style:style style:name="T8" style:parent-style-name="Car.predefinitoparagrafo" style:family="text">
      <style:text-properties fo:font-style="italic" style:font-style-asian="italic" fo:background-color="#FFFFFF"/>
    </style:style>
    <style:style style:name="T9" style:parent-style-name="Car.predefinitoparagrafo" style:family="text">
      <style:text-properties fo:background-color="#FFFFFF"/>
    </style:style>
    <style:style style:name="P10" style:parent-style-name="Nessunaspaziatura" style:family="paragraph">
      <style:text-properties fo:font-style="italic" style:font-style-asian="italic" fo:language="en" fo:country="US"/>
    </style:style>
    <style:style style:name="P11" style:parent-style-name="Nessunaspaziatura" style:family="paragraph">
      <style:text-properties fo:font-style="italic" style:font-style-asian="italic" fo:language="en" fo:country="US"/>
    </style:style>
    <style:style style:name="P12" style:parent-style-name="Nessunaspaziatura" style:family="paragraph">
      <style:text-properties fo:font-style="italic" style:font-style-asian="italic"/>
    </style:style>
    <style:style style:name="P13" style:parent-style-name="Nessunaspaziatura" style:family="paragraph">
      <style:text-properties fo:font-weight="bold" style:font-weight-asian="bold"/>
    </style:style>
    <style:style style:name="P14" style:parent-style-name="Nessunaspaziatura" style:family="paragraph">
      <style:text-properties fo:font-weight="bold" style:font-weight-asian="bold"/>
    </style:style>
    <style:style style:name="P15" style:parent-style-name="Nessunaspaziatura" style:family="paragraph">
      <style:text-properties fo:font-weight="bold" style:font-weight-asian="bold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essunaspaziatura" style:list-style-name="LFO1" style:family="paragraph"/>
    <style:style style:name="P18" style:parent-style-name="Nessunaspaziatura" style:family="paragraph">
      <style:paragraph-properties fo:margin-left="0.5in">
        <style:tab-stops/>
      </style:paragraph-properties>
    </style:style>
    <style:style style:name="P19" style:parent-style-name="Nessunaspaziatura" style:family="paragraph">
      <style:paragraph-properties fo:margin-left="0.5in">
        <style:tab-stops/>
      </style:paragraph-properties>
    </style:style>
    <style:style style:name="P20" style:parent-style-name="Nessunaspaziatura" style:list-style-name="LFO1" style:family="paragraph"/>
    <style:style style:name="P21" style:parent-style-name="Nessunaspaziatura" style:family="paragraph">
      <style:paragraph-properties fo:margin-left="0.5in">
        <style:tab-stops/>
      </style:paragraph-properties>
    </style:style>
    <style:style style:name="P22" style:parent-style-name="Nessunaspaziatura" style:family="paragraph">
      <style:paragraph-properties fo:margin-left="0.5in">
        <style:tab-stops/>
      </style:paragraph-properties>
    </style:style>
    <style:style style:name="P23" style:parent-style-name="Nessunaspaziatura" style:list-style-name="LFO1" style:family="paragraph"/>
    <style:style style:name="P24" style:parent-style-name="Nessunaspaziatura" style:family="paragraph">
      <style:paragraph-properties fo:margin-left="0.5in">
        <style:tab-stops/>
      </style:paragraph-properties>
    </style:style>
    <style:style style:name="P25" style:parent-style-name="Nessunaspaziatura" style:family="paragraph">
      <style:paragraph-properties fo:margin-left="0.5in">
        <style:tab-stops/>
      </style:paragraph-properties>
    </style:style>
    <style:style style:name="P26" style:parent-style-name="Nessunaspaziatura" style:list-style-name="LFO1" style:family="paragraph"/>
    <style:style style:name="P27" style:parent-style-name="Nessunaspaziatura" style:family="paragraph">
      <style:paragraph-properties fo:margin-left="0.5in">
        <style:tab-stops/>
      </style:paragraph-properties>
    </style:style>
    <style:style style:name="P28" style:parent-style-name="Nessunaspaziatura" style:family="paragraph">
      <style:paragraph-properties fo:margin-left="0.5in">
        <style:tab-stops/>
      </style:paragraph-properties>
    </style:style>
    <style:style style:name="P29" style:parent-style-name="Nessunaspaziatura" style:family="paragraph">
      <style:paragraph-properties fo:margin-left="0.5in">
        <style:tab-stops/>
      </style:paragraph-properties>
    </style:style>
    <style:style style:name="P30" style:parent-style-name="Nessunaspaziatura" style:family="paragraph">
      <style:text-properties fo:font-weight="bold" style:font-weight-asian="bold"/>
    </style:style>
    <style:style style:name="T31" style:parent-style-name="Car.predefinitoparagrafo" style:family="text">
      <style:text-properties fo:font-style="italic" style:font-style-asian="italic"/>
    </style:style>
    <style:style style:name="T32" style:parent-style-name="Car.predefinitoparagrafo" style:family="text">
      <style:text-properties fo:font-style="italic" style:font-style-asian="italic"/>
    </style:style>
    <style:style style:name="T33" style:parent-style-name="Car.predefinitoparagrafo" style:family="text">
      <style:text-properties fo:font-style="italic" style:font-style-asian="italic"/>
    </style:style>
    <style:style style:name="P34" style:parent-style-name="Nessunaspaziatura" style:family="paragraph">
      <style:text-properties fo:font-weight="bold" style:font-weight-asian="bold"/>
    </style:style>
  </office:automatic-styles>
  <office:body>
    <office:text text:use-soft-page-breaks="true">
      <text:p text:style-name="P1">Piero Fornasetti (Milano, 10 novembre 1913 – Milano, ottobre 1988)</text:p>
      <text:p text:style-name="P2"/>
      <text:p text:style-name="P3"/>
      <text:p text:style-name="P4">CHI/RUOLI</text:p>
      <text:p text:style-name="Nessunaspaziatura"/>
      <text:p text:style-name="Nessunaspaziatura">pittore,<text:s/></text:p>
      <text:p text:style-name="Nessunaspaziatura">scultore,<text:s/></text:p>
      <text:p text:style-name="Nessunaspaziatura">decoratore d'interni,</text:p>
      <text:p text:style-name="Nessunaspaziatura">stampatore di libri d'arte,</text:p>
      <text:p text:style-name="Nessunaspaziatura">editore,</text:p>
      <text:p text:style-name="Nessunaspaziatura">designer e creatore di oltre undicimila oggetti, di scenografie e di costumi,<text:s/></text:p>
      <text:p text:style-name="Nessunaspaziatura">organizzatore d'esposizioni e iniziative a livello internazionale italiano</text:p>
      <text:p text:style-name="Nessunaspaziatura"/>
      <text:p text:style-name="Nessunaspaziatura"/>
      <text:p text:style-name="P5">CITAZIONI</text:p>
      <text:p text:style-name="P6"/>
      <text:p text:style-name="Nessunaspaziatura"><text:span text:style-name="T7">è stato definito da Gio Ponti<text:s/></text:span><text:span text:style-name="T8">“un italiano vero”</text:span><text:span text:style-name="T9">, per i suoi lavori che perpetuano una gloriosa tradizione italiana.</text:span></text:p>
      <text:p text:style-name="Nessunaspaziatura"/>
      <text:p text:style-name="P10">“Fornasetti atelièr, where dreams are crafted”</text:p>
      <text:p text:style-name="P11"/>
      <text:p text:style-name="P12">“Ho così vestito di vestigia ceramiche, mobili e cose e ho così riposto in ogni opera un messaggio, un piccolo racconto certe volte ironico, senza parole evidentemente, ma udibile da chi crede nella poesia”.</text:p>
      <text:p text:style-name="Nessunaspaziatura"/>
      <text:p text:style-name="Nessunaspaziatura"/>
      <text:p text:style-name="P13">TEMI</text:p>
      <text:p text:style-name="Nessunaspaziatura"/>
      <text:p text:style-name="Nessunaspaziatura">design-non design</text:p>
      <text:p text:style-name="Nessunaspaziatura">brand-non brand</text:p>
      <text:p text:style-name="Nessunaspaziatura">team</text:p>
      <text:p text:style-name="Nessunaspaziatura">slow design &lt;- slow food</text:p>
      <text:p text:style-name="Nessunaspaziatura">archivio con classificazione dei temi</text:p>
      <text:p text:style-name="Nessunaspaziatura">immaginazione (il segreto di fornasetti) + artigianalità + tecnica<text:s/></text:p>
      <text:p text:style-name="Nessunaspaziatura">esteticità e concettualità (casa)</text:p>
      <text:p text:style-name="Nessunaspaziatura">il tempo</text:p>
      <text:p text:style-name="Nessunaspaziatura">decorazione più che design -&gt; può essere design anche un’opera lirica, senza l’utilizzo dell’oggetto commerciale</text:p>
      <text:p text:style-name="Nessunaspaziatura"/>
      <text:p text:style-name="Nessunaspaziatura">tradizione</text:p>
      <text:p text:style-name="Nessunaspaziatura">non tempo</text:p>
      <text:p text:style-name="Nessunaspaziatura">OSSESSIONE (bagno)</text:p>
      <text:p text:style-name="Nessunaspaziatura">RIVINCITA</text:p>
      <text:p text:style-name="Nessunaspaziatura">CREATIVITA’</text:p>
      <text:p text:style-name="Nessunaspaziatura">VARIAZIONE</text:p>
      <text:p text:style-name="Nessunaspaziatura">IDENTITA’</text:p>
      <text:p text:style-name="Nessunaspaziatura">DECORAZIONE E IRONIA (negozio)</text:p>
      <text:p text:style-name="Nessunaspaziatura">UNIVERSALITA’ E VERSATILITA’</text:p>
      <text:p text:style-name="Nessunaspaziatura">- moda -&gt;<text:s/>Moschino e Valentino si sono lasciati ispirare per tessuti ed accessori.<text:s/></text:p>
      <text:p text:style-name="Nessunaspaziatura">-<text:s/>il Made in Italy viene anche esportato nella lontana Svezia per una serie di adesivi del mondo Ikea.<text:s/></text:p>
      <text:p text:style-name="Nessunaspaziatura">DETTAGLIO<text:s/></text:p>
      <text:p text:style-name="Nessunaspaziatura">- volto Lina Cavallari<text:s/></text:p>
      <text:p text:style-name="Nessunaspaziatura">-<text:s/>studio approfondito dei dettagli, all’evoluzione e produzione in serie di un’idea immaginandone infinite varianti</text:p>
      <text:p text:style-name="Nessunaspaziatura"/>
      <text:p text:style-name="Nessunaspaziatura">WONDERLAND<text:s/></text:p>
      <text:p text:style-name="Nessunaspaziatura">“Entrare negli ambienti del negozio di Corso Venezia, mi ha fatto immergere in quel mondo fantastico e matafisico che Fornasetti sapeva trasferire nei suoi oggetti. Mi sono persa all’interno come Alice nel paese delle meraviglie.<text:s/>Ma non sono stati solo gli oggetti esposti ad emozionarmi, in realtà gli ambienti stessi sono l’interpretazione della logica ecclettica e rigorosa, unica nel suo genere, un ” linguaggio visivo, onirico, colorato… Giocolieri, soli, mazzi di carte, libri, palazzi, civette sono solo alcuni dei personaggi che popolano questo mondo fatto di umorismo, nostalgia, metafore e allusioni”</text:p>
      <text:p text:style-name="Nessunaspaziatura">SURREALISMO</text:p>
      <text:p text:style-name="Nessunaspaziatura">IRONIA</text:p>
      <text:p text:style-name="Nessunaspaziatura"/>
      <text:p text:style-name="Nessunaspaziatura"/>
      <text:p text:style-name="P14">I PEZZI</text:p>
      <text:p text:style-name="Nessunaspaziatura"/>
      <text:p text:style-name="Nessunaspaziatura">tappeti, quadri, sculture, stoffe, stampe, piastrelle</text:p>
      <text:p text:style-name="Nessunaspaziatura"/>
      <text:p text:style-name="Nessunaspaziatura">oggetti unici, veri e propri pezzi d’arte, che oltre a decorare gli ambienti, evocano atmosfere e racconti che definiscono uno stile.</text:p>
      <text:p text:style-name="Nessunaspaziatura"/>
      <text:p text:style-name="Nessunaspaziatura">Il volto di Lina Cavalieri verrà proposto per la prima volta su un oggetto di uso comune (il piatto), nel 1952 e LE VARIAZIONI <text:s/>al Tema saranno alla fine 250. Sarà questo l’oggetto fra i più iconici della produzione dell’Atelier, il viso della Cavalieri nelle sue numerose variazioni può essere letto in chiave onirica e metafisica ma sempre suscettibile di umorismo ed ancora oggi in grado di emozionare e sorprendere.</text:p>
      <text:p text:style-name="Nessunaspaziatura"/>
      <text:p text:style-name="P15">IL NEGOZIO</text:p>
      <text:p text:style-name="Nessunaspaziatura"><text:a xlink:href="http://living.corriere.it/city-guide/negozi/negozio-fornasetti-milano/" office:target-frame-name="_top" xlink:show="replace"><text:span text:style-name="Collegamentoipertestuale">http://living.corriere.it/city-guide/negozi/negozio-fornasetti-milano/</text:span></text:a></text:p>
      <text:p text:style-name="Nessunaspaziatura"><text:a xlink:href="http://www.homelaco.com/fornasetti-stupefacente/" office:target-frame-name="_top" xlink:show="replace"><text:span text:style-name="Collegamentoipertestuale">http://www.homelaco.com/fornasetti-stupefacente/</text:span></text:a></text:p>
      <text:p text:style-name="Nessunaspaziatura"/>
      <text:p text:style-name="Nessunaspaziatura"/>
      <text:p text:style-name="Nessunaspaziatura"><text:span text:style-name="T16">LE MOSTRE</text:span><text:s/><text:a xlink:href="http://www.fornasetti.com/it/mostre" office:target-frame-name="_top" xlink:show="replace"><text:span text:style-name="Collegamentoipertestuale">http://www.fornasetti.com/it/mostre</text:span></text:a></text:p>
      <text:p text:style-name="Nessunaspaziatura"/>
      <text:list text:style-name="LFO1" text:continue-numbering="true">
        <text:list-item>
          <text:p text:style-name="P17">CITAZIONI PRATICHE. FORNASETTI A PALAZZO ALTEMPS MUSEO NAZIONALE ROMANO - PALAZZO ALTEMPS, ROMA</text:p>
        </text:list-item>
      </text:list>
      <text:p text:style-name="P18">16 DICEMBRE 2017 – 6 MAGGIO 2018</text:p>
      <text:p text:style-name="P19"/>
      <text:list text:style-name="LFO1" text:continue-numbering="true">
        <text:list-item>
          <text:p text:style-name="P20">FORNASETTI PRACTICAL MADNESS DONGDAEMUN DESIGN PLAZA, SEOUL</text:p>
        </text:list-item>
      </text:list>
      <text:p text:style-name="P21">22 NOVEMBRE 2016 / 19 MARZO 2017</text:p>
      <text:p text:style-name="P22"/>
      <text:list text:style-name="LFO1" text:continue-numbering="true">
        <text:list-item>
          <text:p text:style-name="P23">LA FOLIE PRATIQUE MUSEO DELLE ARTI DECORATIVE, PARIGI</text:p>
        </text:list-item>
      </text:list>
      <text:p text:style-name="P24">11 MARZO / 14 GIUGNO 2015</text:p>
      <text:p text:style-name="P25"/>
      <text:list text:style-name="LFO1" text:continue-numbering="true">
        <text:list-item>
          <text:p text:style-name="P26">100 ANNI DI FOLLIA PRATICA LA TRIENNALE, MILANO</text:p>
        </text:list-item>
      </text:list>
      <text:p text:style-name="P27">13 NOVEMBRE / 9 FEBBRAIO 2013/2014</text:p>
      <text:p text:style-name="P28"/>
      <text:p text:style-name="P29">…</text:p>
      <text:p text:style-name="Nessunaspaziatura"/>
      <text:p text:style-name="Nessunaspaziatura"/>
      <text:p text:style-name="P30">COLLABORAZIONI<text:s text:c="2"/>e ISPIRAZIONI</text:p>
      <text:p text:style-name="Nessunaspaziatura"><text:a xlink:href="http://www.vogue.it/people-are-talking-about/vogue-arts/2013/11/mostra-piero-fornasetti" office:target-frame-name="_top" xlink:show="replace"><text:span text:style-name="Collegamentoipertestuale">http://www.vogue.it/people-are-talking-about/vogue-arts/2013/11/mostra-piero-fornasetti</text:span></text:a></text:p>
      <text:p text:style-name="Nessunaspaziatura">-nei primi anni della sua carriera<text:s/>ha collaborato con alcuni dei più famosi pittori italiani della scena contemporanea, stampando a mano litografie di<text:s/><text:span text:style-name="T31">De Chirico, Sassu, Manzù, Fontana</text:span><text:s/>e molti altri.</text:p>
      <text:p text:style-name="Nessunaspaziatura">-In questo periodo attrae l'attenzione dell'architetto e designer<text:s/><text:span text:style-name="T32">Gio Ponti</text:span>, che lo incoraggia a costruire il proprio cammino nella decorazione d'interni.</text:p>
      <text:soft-page-break/>
      <text:p text:style-name="Nessunaspaziatura">-Eccentrico e romantico, ispirato dal<text:s/><text:span text:style-name="T33">surrealismo</text:span>, Fornasetti è diventato un artista originale seguendo le sue idee. Le sue creazioni possiedono un vero senso dell'umorismo e sono subito riconoscibili, nonostante lui abbia realizzato una serie innumerevoli di decorazioni.</text:p>
      <text:p text:style-name="Nessunaspaziatura"/>
      <text:p text:style-name="P34">L’ATELIER</text:p>
      <text:p text:style-name="Nessunaspaziatura">fondato da Piero Fornasetti agli inizi degli anni Cinquanta</text:p>
      <text:p text:style-name="Nessunaspaziatura"/>
      <text:p text:style-name="Nessunaspaziatura">La bottega meneghina è un luogo magico, ricco di idee, decori e oggetti che prendono quotidianamente vita grazie alle sapienti mani di pochi ma esperti artigiani.<text:s/></text:p>
      <text:p text:style-name="Nessunaspaziatura"/>
      <text:p text:style-name="Nessunaspaziatura">Si tratta di un spazio senza tempo, dove tradizione e sapere, ma anche tanta pazienza, si incontrano in un’unica dimensione dedita a una produzione artigianale sostenibile.</text:p>
      <text:p text:style-name="Nessunaspaziatura"/>
      <text:p text:style-name="Nessunaspaziatura">Una produzione eclettica, oggi raccontata attraverso un progetto video a cura dell'agenzia POMO che svela le fasi salienti dei processi lavorativi della vasta produzione Fornasetti, qualità che lo ha reso unico nel suo<text:s/></text:p>
      <text:p text:style-name="Nessunaspaziatura">genere.<text:s/></text:p>
      <text:p text:style-name="Nessunaspaziatura"/>
      <text:p text:style-name="Nessunaspaziatura"/>
      <text:p text:style-name="Nessunaspaziatura"/>
      <text:p text:style-name="Nessunaspaziatura">Piero Fornasetti ha realizzato durante la sua carriera circa 13mila tra oggetti e decorazioni, dando vita a un universo altamente riconoscibile, definito da rigore progettuale, estrema creatività e iron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Pirovano</meta:initial-creator>
    <dc:creator>Cristina Pirovano</dc:creator>
    <meta:creation-date>2018-03-05T18:45:00Z</meta:creation-date>
    <dc:date>2018-03-05T19:21:00Z</dc:date>
    <meta:template xlink:href="Normal.dotm" xlink:type="simple"/>
    <meta:editing-cycles>4</meta:editing-cycles>
    <meta:editing-duration>PT0S</meta:editing-duration>
    <meta:document-statistic meta:page-count="3" meta:paragraph-count="10" meta:word-count="784" meta:character-count="5249" meta:row-count="37" meta:non-whitespace-character-count="4475"/>
  </office:meta>
</office:document-meta>
</file>